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 fo:font-weight="bold" style:font-weight-asian="bold" style:font-weight-complex="bold"/>
    </style:style>
    <style:style style:name="P4" style:family="paragraph" style:parent-style-name="Standard" style:list-style-name="L2">
      <style:text-properties style:use-window-font-color="true" loext:opacity="0%" fo:font-weight="bold" style:font-weight-asian="bold" style:font-weight-complex="bold"/>
    </style:style>
    <style:style style:name="P5" style:family="paragraph" style:parent-style-name="Standard">
      <style:text-properties style:use-window-font-color="true" loext:opacity="0%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afd095" loext:char-shading-value="0" style:font-weight-asian="normal" style:font-weight-complex="normal"/>
    </style:style>
    <style:style style:name="T3" style:family="text">
      <style:text-properties fo:font-weight="normal" fo:background-color="#e0c2cd" loext:char-shading-value="0" style:font-weight-asian="normal" style:font-weight-complex="normal"/>
    </style:style>
    <style:style style:name="T4" style:family="text">
      <style:text-properties fo:font-weight="normal" fo:background-color="#e0c2cd" loext:char-shading-value="0" style:font-weight-asian="normal" style:font-weight-complex="normal"/>
    </style:style>
    <style:style style:name="T5" style:family="text">
      <style:text-properties fo:font-weight="normal" fo:background-color="#ffd7d7" loext:char-shading-value="0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fo:background-color="#afd095" loext:char-shading-value="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fo:background-color="#e0c2cd" loext:char-shading-value="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fo:background-color="#729fcf" loext:char-shading-value="0" style:font-style-asian="normal" style:font-weight-asian="normal" style:font-style-complex="normal" style:font-weight-complex="normal"/>
    </style:style>
    <style:style style:name="T12" style:family="text">
      <style:text-properties fo:font-style="normal" fo:background-color="#e0c2cd" loext:char-shading-value="0" style:font-style-asian="normal" style:font-style-complex="normal"/>
    </style:style>
    <style:style style:name="T13" style:family="text">
      <style:text-properties fo:background-color="#ffd7d7" loext:char-shading-value="0"/>
    </style:style>
    <style:style style:name="T14" style:family="text">
      <style:text-properties fo:background-color="#afd095" loext:char-shading-value="0"/>
    </style:style>
    <style:style style:name="T15" style:family="text">
      <style:text-properties fo:background-color="#afd095" loext:char-shading-value="0"/>
    </style:style>
    <style:style style:name="T16" style:family="text">
      <style:text-properties style:use-window-font-color="true" loext:opacity="0%" fo:background-color="#ffffa6" loext:char-shading-value="0"/>
    </style:style>
    <style:style style:name="T17" style:family="text">
      <style:text-properties style:use-window-font-color="true" loext:opacity="0%" fo:background-color="#e0c2cd" loext:char-shading-value="0"/>
    </style:style>
    <style:style style:name="T18" style:family="text">
      <style:text-properties style:use-window-font-color="true" loext:opacity="0%" fo:font-style="normal" fo:font-weight="normal" fo:background-color="#afd095" loext:char-shading-value="0" style:font-style-asian="normal" style:font-weight-asian="normal" style:font-style-complex="normal" style:font-weight-complex="normal"/>
    </style:style>
    <style:style style:name="T19" style:family="text">
      <style:text-properties style:use-window-font-color="true" loext:opacity="0%" fo:background-color="#afd095" loext:char-shading-value="0"/>
    </style:style>
    <style:style style:name="T20" style:family="text">
      <style:text-properties style:use-window-font-color="true" loext:opacity="0%" fo:background-color="#729fcf" loext:char-shading-value="0"/>
    </style:style>
    <style:style style:name="T21" style:family="text">
      <style:text-properties fo:background-color="#e0c2cd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fo:color="#2a6099" loext:opacity="100%"/>
    </style:style>
    <style:style style:name="T24" style:family="text">
      <style:text-properties fo:color="#2a6099" loext:opacity="100%" fo:background-color="#e0c2cd" loext:char-shading-value="0"/>
    </style:style>
    <style:style style:name="T25" style:family="text">
      <style:text-properties fo:color="#ff0000" loext:opacity="100%" style:text-line-through-style="solid" style:text-line-through-type="single"/>
    </style:style>
    <style:style style:name="T26" style:family="text">
      <style:text-properties fo:color="#ff0000" loext:opacity="100%" style:text-line-through-style="solid" style:text-line-through-type="single" fo:font-weight="normal" style:font-weight-asian="normal" style:font-weight-complex="normal"/>
    </style:style>
    <style:style style:name="T27" style:family="text">
      <style:text-properties fo:color="#ff0000" loext:opacity="100%" style:text-line-through-style="solid" style:text-line-through-type="single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00a933" loext:opacity="100%" style:text-line-through-style="none" style:text-line-through-type="none" fo:font-style="normal" fo:font-weight="normal" officeooo:rsid="0012f9af" style:font-style-asian="normal" style:font-weight-asian="normal" style:font-style-complex="normal" style:font-weight-complex="normal"/>
    </style:style>
    <style:style style:name="T29" style:family="text">
      <style:text-properties fo:color="#00a933" loext:opacity="100%" style:text-line-through-style="none" style:text-line-through-type="none" fo:font-style="normal" fo:font-weight="normal" officeooo:rsid="0014e60a" style:font-style-asian="normal" style:font-weight-asian="normal" style:font-style-complex="normal" style:font-weight-complex="normal"/>
    </style:style>
    <style:style style:name="T30" style:family="text">
      <style:text-properties fo:color="#00a933" loext:opacity="100%" officeooo:rsid="0014e60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azione</text:p>
      <text:p text:style-name="P1"/>
      <text:p text:style-name="P1">Schema e struttura organizzativa</text:p>
      <text:p text:style-name="P1"/>
      <text:p text:style-name="Standard">Durante la fase di progettazione, <text:span text:style-name="T13">il gruppo di lavoro ha</text:span><text:span text:style-name="T22"> deciso di organizzare le varie aree del sito per </text:span><text:span text:style-name="T14">topic</text:span><text:span text:style-name="T17">, dove le informazioni sono raggruppate per argomento. Questa decisione è stata presa, perchè permette all'utente di trovare facilmente le informazioni che cerca, specialmente quando </text:span><text:span text:style-name="T20">esso</text:span><text:span text:style-name="T17"> non sa esattamente cosa sta cercando, </text:span><text:span text:style-name="T16">sebbene</text:span><text:span text:style-name="T17"> questa decisione rende</text:span><text:span text:style-name="T21"> </text:span><text:span text:style-name="T24">difficile la mantenibilità del sito, perchè si deve fare un costante e continuo lavoro di aggiornamento e catalogazione dei contenuti.</text:span></text:p>
      <text:p text:style-name="Standard">Il nostro sito web è suddiviso nelle seguenti pagine:</text:p>
      <text:list xml:id="list1225137153" text:style-name="L1">
        <text:list-item>
          <text:p text:style-name="P2">Home:<text:span text:style-name="T1"> è la "vetrina" del nostro sito. Dentro questa pagina, l'utente può trovare informazioni di vario genere, che rappresentano </text:span><text:span text:style-name="T2">tutto quello che può trovare o cercare nel sito,</text:span><text:span text:style-name="T3"> e vari collegamenti ipertestuali per permettere all'utente di saltare subito alla pagina che si vuole visualizzare.</text:span></text:p>
        </text:list-item>
        <text:list-item>
          <text:p text:style-name="P2">News:<text:span text:style-name="T1"> è la pagina dove vengono visualizzate tutte le notizie e articoli pubblicati dalla società </text:span><text:span text:style-name="T26">calcistica</text:span><text:span text:style-name="T1">. Per evitare il sovraccarico cognitivo, nella pagina viene caricata solo una parte delle notizie pubblicate, ma l'utente le può scorrere tutte, usando degli indici predisposti.</text:span></text:p>
        </text:list-item>
        <text:list-item>
          <text:p text:style-name="P2">Stadio: <text:span text:style-name="T3">è la pagina dove viene pubblicata la storia dello stadio dell'AC Torre Archimede. Contiene contenuto puramente descrittivo.</text:span></text:p>
        </text:list-item>
        <text:list-item>
          <text:p text:style-name="P2">La Squadra<text:span text:style-name="T1">: è la pagina dove viene pubblicato l'elenco dei calciatori e dei dirigenti accompagnatori della società.</text:span><text:span text:style-name="T3"> Anche qua, il contenuto è puramente descrittivo.</text:span></text:p>
        </text:list-item>
        <text:list-item>
          <text:p text:style-name="P2">Calendario<text:span text:style-name="T1">: è la pagina dove sono elencate le ultime gare disputate dalla società.</text:span></text:p>
        </text:list-item>
        <text:list-item>
          <text:p text:style-name="P2">Biglietteria<text:span text:style-name="T1">: è la pagina dove sono elencate le prossime gare in programma che la squadra dovrà disputare. In questa pagina, oltre a fornire i dati di tutte le gare, </text:span><text:span text:style-name="T3">ha anche dei collegamenti ipertestuali per permettere all'utente di raggiungere la pagina </text:span><text:span text:style-name="T21">Checkout</text:span><text:span text:style-name="T3">, dove l'utente ha la possibilità di acquistare un biglietto, utile per accedere allo stadio e assistere ad una gara da lui scelta.</text:span></text:p>
        </text:list-item>
        <text:list-item>
          <text:p text:style-name="P2">Login<text:span text:style-name="T1">: è la pagina dove l'utente può </text:span><text:span text:style-name="T2">loggarsi</text:span><text:span text:style-name="T1"> al sito. Se si </text:span><text:span text:style-name="T2">logga</text:span><text:span text:style-name="T1"> correttamente, l'utente viene indirizzato nella propria </text:span><text:span text:style-name="T6">area personale</text:span><text:span text:style-name="T8">, altrimenti </text:span><text:span text:style-name="T9">ci sono</text:span><text:span text:style-name="T8"> link utili per registrarsi oppure per recuperare la propria password </text:span><text:span text:style-name="T10">nella sezione </text:span><text:span text:style-name="T12">Recupera password</text:span><text:span text:style-name="T10">.</text:span></text:p>
        </text:list-item>
        <text:list-item>
          <text:p text:style-name="P2"><text:span text:style-name="T7">Area personale/Area admin</text:span><text:span text:style-name="T8">: è la pagina dove un utente </text:span><text:span text:style-name="T9">loggato</text:span><text:span text:style-name="T8"> può visualizzare e gestire i propri dati anagrafici e l'elenco dei biglietti acquistati. Se l'utente </text:span><text:span text:style-name="T9">loggato</text:span><text:span text:style-name="T8"> è un amministratore del sito, questa pagina </text:span><text:span text:style-name="T27">ha al suo interno anche un area riservata a soli amministratori</text:span><text:span text:style-name="T28">permette l'accesso ad una pagina risravata</text:span><text:span text:style-name="T8">, </text:span><text:span text:style-name="T10">dove </text:span><text:span text:style-name="T11">essi</text:span><text:span text:style-name="T10"> possono aggiungere e gestire gli articoli visualizzati nella pagina</text:span><text:span text:style-name="T12"> News </text:span><text:span text:style-name="T10">e le gare visualizzate nelle pagine </text:span><text:span text:style-name="T12">Calendario</text:span><text:span text:style-name="T10"> e </text:span><text:span text:style-name="T12">Biglietteria</text:span><text:span text:style-name="T7">.</text:span></text:p>
        </text:list-item>
        <text:list-item>
          <text:p text:style-name="P2"><text:span text:style-name="T7">Registrazione</text:span><text:span text:style-name="T8">: è la pagina dove un </text:span><text:span text:style-name="T18">utente non registrato</text:span><text:span text:style-name="T8"> potrà inserire i propri dati personali e registrarsi al sito </text:span><text:span text:style-name="T27">per</text:span><text:span text:style-name="T28">ed</text:span><text:span text:style-name="T8"> ottenere le credenziali di accesso necessarie per </text:span><text:span text:style-name="T27">loggarsi</text:span><text:span text:style-name="T28">accedere</text:span><text:span text:style-name="T8"> al sito e usufruire </text:span><text:span text:style-name="T27">della propria area personale</text:span><text:span text:style-name="T29">dei servizi offerti</text:span><text:span text:style-name="T8">.</text:span></text:p>
        </text:list-item>
      </text:list>
      <text:p text:style-name="Standard">Come struttura organizzativa del sito, <text:span text:style-name="T13">il gruppo di lavoro ha </text:span>deciso d<text:span text:style-name="T21">i </text:span><text:span text:style-name="T24">implementare una struttura gerarchica con suddivisioni mutualmente esclusive</text:span><text:span text:style-name="T21">,</text:span> con ampiezza <text:span text:style-name="T25">di opzioni</text:span> di 7 pagine e <text:span text:style-name="T25">una</text:span> profondità di massimo 2 livelli. E' stata fatta questa scelta per migliorare la navigabilità del sito, utilizzando una struttura che possa essere facilmente compresa da un <text:span text:style-name="T19">utente</text:span>, per permettergli di sviluppare un chiaro modello mentare del sito per orientarsi tra le pagine <text:span text:style-name="T30">in maniera più naturrale e quindi migliore</text:span>. <text:span text:style-name="T23">Inoltre, questa scelta è stata fatta anche per rendere il sito facilmente aggiornabile e evolvibile.</text:span></text:p>
      <text:p text:style-name="Standard"/>
      <text:p text:style-name="P3">Struttura delle pagine</text:p>
      <text:p text:style-name="P5"/>
      <text:p text:style-name="P5">Tutte le pagine principali utilizzano il seguente schema:</text:p>
      <text:list xml:id="list914176265" text:style-name="L2">
        <text:list-item>
          <text:p text:style-name="P4"><text:soft-page-break/>Header<text:span text:style-name="T1">: è l'intestazione della pagina web dove sono presenti logo e titolo.</text:span></text:p>
        </text:list-item>
        <text:list-item>
          <text:p text:style-name="P4">Menù<text:span text:style-name="T1">: è la parte di pagina contenente una barra di navigazione che indica quali pagine possono essere navigate e comunica se l'utente è loggato oppure no.</text:span></text:p>
        </text:list-item>
        <text:list-item>
          <text:p text:style-name="P4"><text:span text:style-name="T15">Path</text:span><text:span text:style-name="T1">: è la parte di pagina che comunica all'utente quale pagina sta visualizzando e gli fornisce un percorso per aiutarlo ad orientarsi.</text:span></text:p>
        </text:list-item>
        <text:list-item>
          <text:p text:style-name="P4">Body<text:span text:style-name="T1">: è la parte di pagina dove sono esposti i contenuti del sito.</text:span></text:p>
        </text:list-item>
        <text:list-item>
          <text:p text:style-name="P4">Footer<text:span text:style-name="T1">: </text:span><text:span text:style-name="T4">è la parte di pagina dove sono inseriti i nomi degli autori del sito</text:span><text:span text:style-name="T1">.</text:span></text:p>
        </text:list-item>
      </text:list>
      <text:p text:style-name="P3"><text:span text:style-name="T1">Per l'organizzazione del sito, </text:span><text:span text:style-name="T5">il gruppo di lavoro ha </text:span><text:span text:style-name="T1">scelto di utilizzare un layout verticale per rispettare le convenzioni esterne della maggior parte degli utenti e facilitare le gestione di un design più responsivo per quando si naviga utilizzando dispositivi diversi dal PC (vedi paragrafo </text:span>Presentazione<text:span text:style-name="T1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4H16M48S</meta:editing-duration>
    <meta:editing-cycles>7</meta:editing-cycles>
    <meta:generator>LibreOffice/7.2.6.2$Linux_X86_64 LibreOffice_project/20$Build-2</meta:generator>
    <dc:date>2022-06-03T23:21:52.442359013</dc:date>
    <meta:printed-by>Edoardo Retis</meta:printed-by>
    <meta:print-date>2022-06-03T00:53:20.83</meta:print-date>
    <meta:document-statistic meta:table-count="0" meta:image-count="0" meta:object-count="0" meta:page-count="2" meta:paragraph-count="22" meta:word-count="691" meta:character-count="4456" meta:non-whitespace-character-count="3801"/>
    <meta:user-defined meta:name="Info 1"/>
    <meta:user-defined meta:name="Info 2"/>
    <meta:user-defined meta:name="Info 3"/>
    <meta:user-defined meta:name="Info 4"/>
  </office:meta>
</office:document-meta>
</file>